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2018_VOL</text:p>
          </table:table-cell>
          <table:table-cell office:value-type="string">
            <text:p>2017_VOL</text:p>
          </table:table-cell>
          <table:table-cell office:value-type="string">
            <text:p>2016_VOL</text:p>
          </table:table-cell>
          <table:table-cell office:value-type="string">
            <text:p>2015_VOL</text:p>
          </table:table-cell>
          <table:table-cell office:value-type="string">
            <text:p>2014_VOL</text:p>
          </table:table-cell>
          <table:table-cell office:value-type="string">
            <text:p>SICOM_2017</text:p>
          </table:table-cell>
        </table:table-row>
        <table:table-row table:style-name="ro1">
          <table:table-cell office:value-type="string">
            <text:p>01-Jan-2006 00:00:00'</text:p>
          </table:table-cell>
          <table:table-cell office:value-type="float" office:value="295802200">
            <text:p>295802200</text:p>
          </table:table-cell>
          <table:table-cell office:value-type="float" office:value="315440490">
            <text:p>315440490</text:p>
          </table:table-cell>
          <table:table-cell office:value-type="float" office:value="239309232">
            <text:p>239309232</text:p>
          </table:table-cell>
          <table:table-cell office:value-type="float" office:value="239863072">
            <text:p>239863072</text:p>
          </table:table-cell>
          <table:table-cell office:value-type="float" office:value="276402240">
            <text:p>276402240</text:p>
          </table:table-cell>
          <table:table-cell office:value-type="float" office:value="286720000">
            <text:p>286720000</text:p>
          </table:table-cell>
        </table:table-row>
        <table:table-row table:style-name="ro1">
          <table:table-cell office:value-type="string">
            <text:p>01-Feb-2006 00:00:00'</text:p>
          </table:table-cell>
          <table:table-cell office:value-type="float" office:value="294655789">
            <text:p>294655789</text:p>
          </table:table-cell>
          <table:table-cell office:value-type="float" office:value="308013915">
            <text:p>308013915</text:p>
          </table:table-cell>
          <table:table-cell office:value-type="float" office:value="266749483">
            <text:p>266749483</text:p>
          </table:table-cell>
          <table:table-cell office:value-type="float" office:value="244840672">
            <text:p>244840672</text:p>
          </table:table-cell>
          <table:table-cell office:value-type="float" office:value="286104512">
            <text:p>286104512</text:p>
          </table:table-cell>
          <table:table-cell office:value-type="float" office:value="303520000">
            <text:p>303520000</text:p>
          </table:table-cell>
        </table:table-row>
        <table:table-row table:style-name="ro1">
          <table:table-cell office:value-type="string">
            <text:p>01-Mar-2006 00:00:00'</text:p>
          </table:table-cell>
          <table:table-cell office:value-type="float" office:value="315322457">
            <text:p>315322457</text:p>
          </table:table-cell>
          <table:table-cell office:value-type="float" office:value="365378443">
            <text:p>365378443</text:p>
          </table:table-cell>
          <table:table-cell office:value-type="float" office:value="265664579">
            <text:p>265664579</text:p>
          </table:table-cell>
          <table:table-cell office:value-type="float" office:value="269896416">
            <text:p>269896416</text:p>
          </table:table-cell>
          <table:table-cell office:value-type="float" office:value="292253408">
            <text:p>292253408</text:p>
          </table:table-cell>
          <table:table-cell office:value-type="float" office:value="263200000">
            <text:p>263200000</text:p>
          </table:table-cell>
        </table:table-row>
        <table:table-row table:style-name="ro1">
          <table:table-cell office:value-type="string">
            <text:p>01-Apr-2006 00:00:00'</text:p>
          </table:table-cell>
          <table:table-cell office:value-type="float" office:value="341434623">
            <text:p>341434623</text:p>
          </table:table-cell>
          <table:table-cell office:value-type="float" office:value="336447051">
            <text:p>336447051</text:p>
          </table:table-cell>
          <table:table-cell office:value-type="float" office:value="282913398">
            <text:p>282913398</text:p>
          </table:table-cell>
          <table:table-cell office:value-type="float" office:value="310945280">
            <text:p>310945280</text:p>
          </table:table-cell>
          <table:table-cell office:value-type="float" office:value="302254656">
            <text:p>302254656</text:p>
          </table:table-cell>
          <table:table-cell office:value-type="float" office:value="247520000">
            <text:p>247520000</text:p>
          </table:table-cell>
        </table:table-row>
        <table:table-row table:style-name="ro1">
          <table:table-cell office:value-type="string">
            <text:p>01-May-2006 00:00:00'</text:p>
          </table:table-cell>
          <table:table-cell office:value-type="float" office:value="331055881">
            <text:p>331055881</text:p>
          </table:table-cell>
          <table:table-cell office:value-type="float" office:value="349210210">
            <text:p>349210210</text:p>
          </table:table-cell>
          <table:table-cell office:value-type="float" office:value="264125662">
            <text:p>264125662</text:p>
          </table:table-cell>
          <table:table-cell office:value-type="float" office:value="274045731">
            <text:p>274045731</text:p>
          </table:table-cell>
          <table:table-cell office:value-type="float" office:value="282399712">
            <text:p>282399712</text:p>
          </table:table-cell>
          <table:table-cell office:value-type="float" office:value="235200000">
            <text:p>235200000</text:p>
          </table:table-cell>
        </table:table-row>
        <table:table-row table:style-name="ro1">
          <table:table-cell office:value-type="string">
            <text:p>01-Jun-2006 00:00:00'</text:p>
          </table:table-cell>
          <table:table-cell office:value-type="float" office:value="232634397">
            <text:p>232634397</text:p>
          </table:table-cell>
          <table:table-cell office:value-type="float" office:value="259663221">
            <text:p>259663221</text:p>
          </table:table-cell>
          <table:table-cell office:value-type="float" office:value="289600012">
            <text:p>289600012</text:p>
          </table:table-cell>
          <table:table-cell office:value-type="float" office:value="308348539">
            <text:p>308348539</text:p>
          </table:table-cell>
          <table:table-cell office:value-type="float" office:value="270350784">
            <text:p>270350784</text:p>
          </table:table-cell>
          <table:table-cell office:value-type="float" office:value="192640000">
            <text:p>192640000</text:p>
          </table:table-cell>
        </table:table-row>
        <table:table-row table:style-name="ro1">
          <table:table-cell office:value-type="string">
            <text:p>01-Jul-2006 00:00:00'</text:p>
          </table:table-cell>
          <table:table-cell office:value-type="float" office:value="349883154">
            <text:p>349883154</text:p>
          </table:table-cell>
          <table:table-cell office:value-type="float" office:value="342478369">
            <text:p>342478369</text:p>
          </table:table-cell>
          <table:table-cell office:value-type="float" office:value="227251052">
            <text:p>227251052</text:p>
          </table:table-cell>
          <table:table-cell office:value-type="float" office:value="262351318">
            <text:p>262351318</text:p>
          </table:table-cell>
          <table:table-cell office:value-type="float" office:value="251922032">
            <text:p>251922032</text:p>
          </table:table-cell>
          <table:table-cell office:value-type="float" office:value="196000000">
            <text:p>196000000</text:p>
          </table:table-cell>
        </table:table-row>
        <table:table-row table:style-name="ro1">
          <table:table-cell office:value-type="string">
            <text:p>01-Aug-2006 00:00:00'</text:p>
          </table:table-cell>
          <table:table-cell office:value-type="float" office:value="325217881">
            <text:p>325217881</text:p>
          </table:table-cell>
          <table:table-cell office:value-type="float" office:value="357223828">
            <text:p>357223828</text:p>
          </table:table-cell>
          <table:table-cell office:value-type="float" office:value="295013101">
            <text:p>295013101</text:p>
          </table:table-cell>
          <table:table-cell office:value-type="float" office:value="313285278">
            <text:p>313285278</text:p>
          </table:table-cell>
          <table:table-cell office:value-type="float" office:value="271347680">
            <text:p>271347680</text:p>
          </table:table-cell>
          <table:table-cell office:value-type="float" office:value="206080000">
            <text:p>206080000</text:p>
          </table:table-cell>
        </table:table-row>
        <table:table-row table:style-name="ro1">
          <table:table-cell office:value-type="string">
            <text:p>01-Sep-2006 00:00:00'</text:p>
          </table:table-cell>
          <table:table-cell office:value-type="float" office:value="311725340">
            <text:p>311725340</text:p>
          </table:table-cell>
          <table:table-cell office:value-type="float" office:value="344582113">
            <text:p>344582113</text:p>
          </table:table-cell>
          <table:table-cell office:value-type="float" office:value="302590335">
            <text:p>302590335</text:p>
          </table:table-cell>
          <table:table-cell office:value-type="float" office:value="288319079">
            <text:p>288319079</text:p>
          </table:table-cell>
          <table:table-cell office:value-type="float" office:value="292304928">
            <text:p>292304928</text:p>
          </table:table-cell>
          <table:table-cell office:value-type="float" office:value="208320000">
            <text:p>208320000</text:p>
          </table:table-cell>
        </table:table-row>
        <table:table-row table:style-name="ro1">
          <table:table-cell office:value-type="string">
            <text:p>01-Oct-2006 00:00:00'</text:p>
          </table:table-cell>
          <table:table-cell office:value-type="float" office:value="286331265">
            <text:p>286331265</text:p>
          </table:table-cell>
          <table:table-cell office:value-type="float" office:value="343833759">
            <text:p>343833759</text:p>
          </table:table-cell>
          <table:table-cell office:value-type="float" office:value="297775892">
            <text:p>297775892</text:p>
          </table:table-cell>
          <table:table-cell office:value-type="float" office:value="278693509">
            <text:p>278693509</text:p>
          </table:table-cell>
          <table:table-cell office:value-type="float" office:value="274818528">
            <text:p>274818528</text:p>
          </table:table-cell>
          <table:table-cell office:value-type="float" office:value="183680000">
            <text:p>183680000</text:p>
          </table:table-cell>
        </table:table-row>
        <table:table-row table:style-name="ro1">
          <table:table-cell office:value-type="string">
            <text:p>01-Nov-2006 00:00:00'</text:p>
          </table:table-cell>
          <table:table-cell office:value-type="float" office:value="276362845">
            <text:p>276362845</text:p>
          </table:table-cell>
          <table:table-cell office:value-type="float" office:value="324972898">
            <text:p>324972898</text:p>
          </table:table-cell>
          <table:table-cell office:value-type="float" office:value="278471884">
            <text:p>278471884</text:p>
          </table:table-cell>
          <table:table-cell office:value-type="float" office:value="248163260">
            <text:p>248163260</text:p>
          </table:table-cell>
          <table:table-cell office:value-type="float" office:value="234810816">
            <text:p>234810816</text:p>
          </table:table-cell>
          <table:table-cell office:value-type="float" office:value="175840000">
            <text:p>175840000</text:p>
          </table:table-cell>
        </table:table-row>
        <table:table-row table:style-name="ro1">
          <table:table-cell office:value-type="string">
            <text:p>01-Dec-2006 00:00:00'</text:p>
          </table:table-cell>
          <table:table-cell office:value-type="float" office:value="258909764">
            <text:p>258909764</text:p>
          </table:table-cell>
          <table:table-cell office:value-type="float" office:value="291195542">
            <text:p>291195542</text:p>
          </table:table-cell>
          <table:table-cell office:value-type="float" office:value="307758831">
            <text:p>307758831</text:p>
          </table:table-cell>
          <table:table-cell office:value-type="float" office:value="271638333">
            <text:p>271638333</text:p>
          </table:table-cell>
          <table:table-cell office:value-type="float" office:value="261347216">
            <text:p>261347216</text:p>
          </table:table-cell>
          <table:table-cell office:value-type="float" office:value="184800000">
            <text:p>1848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 number:textual="true"/>
      <number:text>  </number:text>
      <number:year number:style="long"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1/15/2020</text:date>, <text:time>21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1:21:39.52</meta:creation-date>
    <dc:date>2020-01-15T21:29:21.54</dc:date>
    <meta:editing-duration>PT7M41S</meta:editing-duration>
    <meta:editing-cycles>3</meta:editing-cycles>
    <meta:generator>OpenOffice/4.1.7$Win32 OpenOffice.org_project/417m1$Build-9800</meta:generator>
    <meta:document-statistic meta:table-count="3" meta:cell-count="91" meta:object-count="0"/>
  </office:meta>
</office:document-meta>
</file>